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dd3de" style:font-name="Fira Code" fo:font-size="8.5pt" fo:font-weight="normal" fo:background-color="#1a2a32"/>
    </style:style>
    <style:style style:name="P2" style:family="paragraph" style:parent-style-name="Standard">
      <style:paragraph-properties style:line-height-at-least="0.503cm"/>
      <style:text-properties fo:color="#ff1414" style:font-name="Fira Code" fo:font-size="8.5pt" fo:font-weight="bold" fo:background-color="#1a2a32"/>
    </style:style>
    <style:style style:name="P3" style:family="paragraph" style:parent-style-name="Standard">
      <style:paragraph-properties style:line-height-at-least="0.503cm"/>
      <style:text-properties fo:color="#ffcb6b" style:font-name="Fira Code" fo:font-size="8.5pt" fo:font-weight="normal" fo:background-color="#1a2a32"/>
    </style:style>
    <style:style style:name="P4" style:family="paragraph" style:parent-style-name="Standard">
      <style:paragraph-properties style:line-height-at-least="0.503cm"/>
      <style:text-properties fo:font-size="8pt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font-size="8p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fo:color="#c792ea"/>
    </style:style>
    <style:style style:name="T2" style:family="text">
      <style:text-properties fo:color="#ffcb6b"/>
    </style:style>
    <style:style style:name="T3" style:family="text">
      <style:text-properties fo:color="#5fb3b3"/>
    </style:style>
    <style:style style:name="T4" style:family="text">
      <style:text-properties fo:color="#98c379"/>
    </style:style>
    <style:style style:name="T5" style:family="text">
      <style:text-properties fo:color="#82aaff"/>
    </style:style>
    <style:style style:name="T6" style:family="text">
      <style:text-properties fo:color="#d19a6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3853709" text:style-name="L1">
        <text:list-item>
          <text:p text:style-name="P6"><text:bookmark text:name="docs-internal-guid-bc78149e-7fff-398f-611d-f3e91049e414"/>Solving problems using array functions on rest countries data.</text:p>
          <text:list>
            <text:list-item>
              <text:p text:style-name="P6">Get all the countries from Asia continent /region using Filter function</text:p>
            </text:list-item>
            <text:list-item>
              <text:p text:style-name="P6">Get all the countries with a population of less than 2 lakhs using Filter function</text:p>
            </text:list-item>
            <text:list-item>
              <text:p text:style-name="P6">Print the following details name, capital, flag using forEach function</text:p>
            </text:list-item>
            <text:list-item>
              <text:p text:style-name="P6">Print the total population of countries using reduce function</text:p>
            </text:list-item>
            <text:list-item>
              <text:p text:style-name="P6">Print the country which uses US Dollars as currency.</text:p>
            </text:list-item>
          </text:list>
        </text:list-item>
      </text:list>
      <text:p text:style-name="Standard"/>
      <text:p text:style-name="P1"><text:span text:style-name="T1">var</text:span><text:span text:style-name="T2"> </text:span><text:span text:style-name="T3">request</text:span><text:span text:style-name="T2"> </text:span><text:span text:style-name="T1">=</text:span><text:span text:style-name="T2"> require(</text:span><text:span text:style-name="T4">'request'</text:span><text:span text:style-name="T2">);</text:span></text:p>
      <text:p text:style-name="P1"><text:span text:style-name="T5">request</text:span><text:span text:style-name="T2">(</text:span><text:span text:style-name="T4">'https://raw.githubusercontent.com/rvsp/restcountries-json-data/master/res-countries.json'</text:span><text:span text:style-name="T2">, </text:span><text:span text:style-name="T1">function</text:span><text:span text:style-name="T2"> (</text:span><text:span text:style-name="T3">error</text:span><text:span text:style-name="T2">, </text:span><text:span text:style-name="T3">response</text:span><text:span text:style-name="T2">, </text:span><text:span text:style-name="T3">body</text:span><text:span text:style-name="T2">) {</text:span></text:p>
      <text:p text:style-name="P1"><text:span text:style-name="T1">if</text:span><text:span text:style-name="T2"> (</text:span><text:span text:style-name="T1">!</text:span><text:span text:style-name="T3">error</text:span><text:span text:style-name="T2"> </text:span><text:span text:style-name="T1">&amp;&amp;</text:span><text:span text:style-name="T2"> </text:span><text:span text:style-name="T3">response</text:span><text:span text:style-name="T2">.</text:span><text:span text:style-name="T3">statusCode</text:span><text:span text:style-name="T2"> </text:span><text:span text:style-name="T1">==</text:span><text:span text:style-name="T2"> </text:span><text:span text:style-name="T6">200</text:span><text:span text:style-name="T2">) {</text:span></text:p>
      <text:p text:style-name="P1"><text:span text:style-name="T1">var</text:span><text:span text:style-name="T2"> </text:span><text:span text:style-name="T3">jsonObj</text:span><text:span text:style-name="T2"> </text:span><text:span text:style-name="T1">=</text:span><text:span text:style-name="T2"> JSON.parse(</text:span><text:span text:style-name="T3">body</text:span><text:span text:style-name="T2">);</text:span></text:p>
      <text:p text:style-name="P4"/>
      <text:p text:style-name="P2">//a. Get all the countries from Asia continent /region using Filter function</text:p>
      <text:p text:style-name="P1"><text:span text:style-name="T1">let</text:span><text:span text:style-name="T2"> </text:span><text:span text:style-name="T3">countryConts</text:span><text:span text:style-name="T2"> </text:span><text:span text:style-name="T1">=</text:span><text:span text:style-name="T2"> </text:span><text:span text:style-name="T3">jsonObj</text:span><text:span text:style-name="T2">.</text:span><text:span text:style-name="T5">filter</text:span><text:span text:style-name="T2">(</text:span><text:span text:style-name="T3">item</text:span><text:span text:style-name="T2"> </text:span><text:span text:style-name="T1">=&gt;</text:span><text:span text:style-name="T2"> </text:span><text:span text:style-name="T3">item</text:span><text:span text:style-name="T2">.</text:span><text:span text:style-name="T3">region</text:span><text:span text:style-name="T2"> </text:span><text:span text:style-name="T1">==</text:span><text:span text:style-name="T2"> </text:span><text:span text:style-name="T4">'Asia'</text:span><text:span text:style-name="T2">)</text:span></text:p>
      <text:p text:style-name="P1"><text:span text:style-name="T3">countryConts</text:span><text:span text:style-name="T2">.</text:span><text:span text:style-name="T5">forEach</text:span><text:span text:style-name="T2">(</text:span><text:span text:style-name="T3">item</text:span><text:span text:style-name="T2"> </text:span><text:span text:style-name="T1">=&gt;</text:span><text:span text:style-name="T2"> </text:span><text:span text:style-name="T3">console</text:span><text:span text:style-name="T2">.</text:span><text:span text:style-name="T5">log</text:span><text:span text:style-name="T2">(</text:span><text:span text:style-name="T3">item</text:span><text:span text:style-name="T2">.</text:span><text:span text:style-name="T3">name</text:span><text:span text:style-name="T2">))</text:span></text:p>
      <text:p text:style-name="P5"/>
      <text:p text:style-name="P2">//b.Get all the countries with a population of less than 2 lakhs using Filter function</text:p>
      <text:p text:style-name="P1"><text:span text:style-name="T1">let</text:span><text:span text:style-name="T2"> </text:span><text:span text:style-name="T3">below2lacs</text:span><text:span text:style-name="T2"> </text:span><text:span text:style-name="T1">=</text:span><text:span text:style-name="T2"> </text:span><text:span text:style-name="T3">jsonObj</text:span><text:span text:style-name="T2">.</text:span><text:span text:style-name="T5">filter</text:span><text:span text:style-name="T2">(</text:span><text:span text:style-name="T3">item</text:span><text:span text:style-name="T2"> </text:span><text:span text:style-name="T1">=&gt;</text:span><text:span text:style-name="T2"> </text:span><text:span text:style-name="T3">item</text:span><text:span text:style-name="T2">.</text:span><text:span text:style-name="T3">population</text:span><text:span text:style-name="T2"> </text:span><text:span text:style-name="T1">&lt;</text:span><text:span text:style-name="T2"> </text:span><text:span text:style-name="T6">200000</text:span><text:span text:style-name="T2">)</text:span></text:p>
      <text:p text:style-name="P1"><text:span text:style-name="T3">below2lacs</text:span><text:span text:style-name="T2">.</text:span><text:span text:style-name="T5">forEach</text:span><text:span text:style-name="T2">(</text:span><text:span text:style-name="T3">item</text:span><text:span text:style-name="T2"> </text:span><text:span text:style-name="T1">=&gt;</text:span><text:span text:style-name="T2"> </text:span><text:span text:style-name="T3">console</text:span><text:span text:style-name="T2">.</text:span><text:span text:style-name="T5">log</text:span><text:span text:style-name="T2">(</text:span><text:span text:style-name="T3">item</text:span><text:span text:style-name="T2">.</text:span><text:span text:style-name="T3">name</text:span><text:span text:style-name="T2">))</text:span></text:p>
      <text:p text:style-name="P5"/>
      <text:p text:style-name="P2">//c. Print the following details name, capital, flag using forEach function</text:p>
      <text:p text:style-name="P1"><text:span text:style-name="T3">jsonObj</text:span><text:span text:style-name="T2">.</text:span><text:span text:style-name="T5">forEach</text:span><text:span text:style-name="T2">(</text:span><text:span text:style-name="T3">item</text:span><text:span text:style-name="T2"> </text:span><text:span text:style-name="T1">=&gt;</text:span><text:span text:style-name="T2"> </text:span><text:span text:style-name="T3">console</text:span><text:span text:style-name="T2">.</text:span><text:span text:style-name="T5">log</text:span><text:span text:style-name="T2">(</text:span><text:span text:style-name="T3">item</text:span><text:span text:style-name="T2">.</text:span><text:span text:style-name="T3">name</text:span><text:span text:style-name="T2">, </text:span><text:span text:style-name="T3">item</text:span><text:span text:style-name="T2">.</text:span><text:span text:style-name="T3">capital</text:span><text:span text:style-name="T2">, </text:span><text:span text:style-name="T3">item</text:span><text:span text:style-name="T2">.</text:span><text:span text:style-name="T3">flag</text:span><text:span text:style-name="T2">))</text:span></text:p>
      <text:p text:style-name="P4"/>
      <text:p text:style-name="P2">//d. Print the total population of countries using reduce function</text:p>
      <text:p text:style-name="P1"><text:span text:style-name="T1">let</text:span><text:span text:style-name="T2"> </text:span><text:span text:style-name="T3">populationArr</text:span><text:span text:style-name="T2"> </text:span><text:span text:style-name="T1">=</text:span><text:span text:style-name="T2"> []</text:span></text:p>
      <text:p text:style-name="P1"><text:span text:style-name="T1">for</text:span><text:span text:style-name="T2"> (</text:span><text:span text:style-name="T1">let</text:span><text:span text:style-name="T2"> </text:span><text:span text:style-name="T3">item</text:span><text:span text:style-name="T2"> </text:span><text:span text:style-name="T1">of</text:span><text:span text:style-name="T2"> </text:span><text:span text:style-name="T3">jsonObj</text:span><text:span text:style-name="T2">) </text:span><text:span text:style-name="T3">populationArr</text:span><text:span text:style-name="T2">.</text:span><text:span text:style-name="T5">push</text:span><text:span text:style-name="T2">(</text:span><text:span text:style-name="T3">item</text:span><text:span text:style-name="T2">.</text:span><text:span text:style-name="T3">population</text:span><text:span text:style-name="T2">)</text:span></text:p>
      <text:p text:style-name="P1"><text:span text:style-name="T1">let</text:span><text:span text:style-name="T2"> </text:span><text:span text:style-name="T3">totalPopulation</text:span><text:span text:style-name="T2"> </text:span><text:span text:style-name="T1">=</text:span><text:span text:style-name="T2"> </text:span><text:span text:style-name="T3">populationArr</text:span><text:span text:style-name="T2">.</text:span><text:span text:style-name="T5">reduce</text:span><text:span text:style-name="T2">((</text:span><text:span text:style-name="T3">a</text:span><text:span text:style-name="T2">, </text:span><text:span text:style-name="T3">b</text:span><text:span text:style-name="T2">) </text:span><text:span text:style-name="T1">=&gt;</text:span><text:span text:style-name="T2"> </text:span><text:span text:style-name="T3">a</text:span><text:span text:style-name="T2"> </text:span><text:span text:style-name="T1">+</text:span><text:span text:style-name="T2"> </text:span><text:span text:style-name="T3">b</text:span><text:span text:style-name="T2">, </text:span><text:span text:style-name="T6">0</text:span><text:span text:style-name="T2">)</text:span></text:p>
      <text:p text:style-name="P1"><text:span text:style-name="T3">console</text:span><text:span text:style-name="T2">.</text:span><text:span text:style-name="T5">log</text:span><text:span text:style-name="T2">(</text:span><text:span text:style-name="T3">totalPopulation</text:span><text:span text:style-name="T2">)</text:span></text:p>
      <text:p text:style-name="P5"/>
      <text:p text:style-name="P2">//e. Print the country which uses US Dollars as currency.</text:p>
      <text:p text:style-name="P1"><text:span text:style-name="T1">let</text:span><text:span text:style-name="T2"> </text:span><text:span text:style-name="T3">allCurrencies</text:span><text:span text:style-name="T2"> </text:span><text:span text:style-name="T1">=</text:span><text:span text:style-name="T2"> </text:span><text:span text:style-name="T3">jsonObj</text:span><text:span text:style-name="T2">.</text:span><text:span text:style-name="T5">filter</text:span><text:span text:style-name="T2">(</text:span><text:span text:style-name="T3">item</text:span><text:span text:style-name="T2"> </text:span><text:span text:style-name="T1">=&gt;</text:span><text:span text:style-name="T2"> </text:span><text:span text:style-name="T3">item</text:span><text:span text:style-name="T2">.</text:span><text:span text:style-name="T3">currency</text:span><text:span text:style-name="T2"> </text:span><text:span text:style-name="T1">==</text:span><text:span text:style-name="T2"> </text:span><text:span text:style-name="T4">'$'</text:span><text:span text:style-name="T2">)</text:span></text:p>
      <text:p text:style-name="P1"><text:span text:style-name="T3">allCurrencies</text:span><text:span text:style-name="T2">.</text:span><text:span text:style-name="T5">forEach</text:span><text:span text:style-name="T2">(</text:span><text:span text:style-name="T3">item</text:span><text:span text:style-name="T2"> </text:span><text:span text:style-name="T1">=&gt;</text:span><text:span text:style-name="T2"> </text:span><text:span text:style-name="T3">item</text:span><text:span text:style-name="T2">.</text:span><text:span text:style-name="T3">name</text:span><text:span text:style-name="T2">)</text:span></text:p>
      <text:p text:style-name="P5"/>
      <text:p text:style-name="P3">}</text:p>
      <text:p text:style-name="P3">}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9:44:42.911577929</meta:creation-date>
    <dc:date>2021-11-27T20:58:10.524174410</dc:date>
    <meta:editing-duration>PT1H13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09" meta:character-count="1594" meta:non-whitespace-character-count="1419"/>
  </office:meta>
</office:document-meta>
</file>